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error" table:style-name="ta1">
        <table:shapes>
          <draw:frame draw:z-index="0" draw:style-name="gr1" draw:text-style-name="P1" svg:width="888.09pt" svg:height="490.17pt" svg:x="160.61pt" svg:y="3pt">
            <draw:object draw:notify-on-update-of-ranges="grapherror.A1:grapherror.A1 grapherror.A2:grapherror.A10 grapherror.B1:grapherror.B1 grapherror.B2:grapherror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 Cases</text:p>
          </table:table-cell>
          <table:table-cell office:value-type="string" calcext:value-type="string">
            <text:p>Error Averag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3779899053532" calcext:value-type="float">
            <text:p>0.01537798990535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915281048881423" calcext:value-type="float">
            <text:p>0.00915281048881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577004497637773" calcext:value-type="float">
            <text:p>0.00577004497637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42542862357999" calcext:value-type="float">
            <text:p>0.0042542862358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326411317352793" calcext:value-type="float">
            <text:p>0.00326411317352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32839160069786" calcext:value-type="float">
            <text:p>0.003283916006979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231051462811441" calcext:value-type="float">
            <text:p>0.00231051462811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193860007481156" calcext:value-type="float">
            <text:p>0.0019386000748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164885625402949" calcext:value-type="float">
            <text:p>0.001648856254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0T15:43:03.508230736</dc:date>
    <meta:editing-duration>PT4M19S</meta:editing-duration>
    <meta:editing-cycles>1</meta:editing-cycles>
    <meta:document-statistic meta:table-count="1" meta:cell-count="2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331cm" svg:height="17.293cm" xlink:href=".." xlink:type="simple" chart:class="chart:scatter" chart:style-name="ch1">
        <chart:title svg:x="10.105cm" svg:y="0.481cm" chart:style-name="ch2">
          <text:p>ICA Error Everages comapred to # of Test Cases given</text:p>
        </chart:title>
        <chart:subtitle svg:x="14.47cm" svg:y="1.605cm" chart:style-name="ch3">
          <text:p>Ryan Rosiak</text:p>
        </chart:subtitle>
        <chart:legend chart:legend-position="bottom" svg:x="13.947cm" svg:y="16.694cm" style:legend-expansion="wide" chart:style-name="ch4"/>
        <chart:plot-area chart:style-name="ch5" table:cell-range-address="grapherror.A1:grapherror.B10" chart:data-source-has-labels="row" svg:x="1.637cm" svg:y="2.633cm" svg:width="29.068cm" svg:height="12.551cm">
          <chartooo:coordinate-region svg:x="2.735cm" svg:y="2.833cm" svg:width="27.413cm" svg:height="11.704cm"/>
          <chart:axis chart:dimension="x" chart:name="primary-x" chart:style-name="ch6">
            <chart:title svg:x="15.307cm" svg:y="15.529cm" chart:style-name="ch7">
              <text:p>Test Cases</text:p>
            </chart:title>
            <chart:grid chart:style-name="ch8" chart:class="major"/>
          </chart:axis>
          <chart:axis chart:dimension="y" chart:name="primary-y" chart:style-name="ch6">
            <chart:title svg:x="0.451cm" svg:y="10.817cm" chart:style-name="ch9">
              <text:p>Frobenius Error Averages</text:p>
            </chart:title>
            <chart:grid chart:style-name="ch8" chart:class="major"/>
          </chart:axis>
          <chart:series chart:style-name="ch10" chart:values-cell-range-address="grapherror.B2:grapherror.B10" chart:label-cell-address="grapherror.B1:grapherror.B1" chart:class="chart:scatter">
            <chart:domain table:cell-range-address="grapherror.A2:grapherror.A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 Averages</text:p>
                <draw:g>
                  <svg:desc>grapherror.B1:grapherro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grapherror.A2:grapherror.A10</svg:desc>
                </draw:g>
              </table:table-cell>
              <table:table-cell office:value-type="float" office:value="0.0153779899053532">
                <text:p>0.0153779899053532</text:p>
                <draw:g>
                  <svg:desc>grapherror.B2:grapherror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915281048881423">
                <text:p>0.00915281048881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577004497637773">
                <text:p>0.00577004497637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0.0042542862357999">
                <text:p>0.0042542862357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00">
                <text:p>35000</text:p>
              </table:table-cell>
              <table:table-cell office:value-type="float" office:value="0.00326411317352793">
                <text:p>0.00326411317352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0032839160069786">
                <text:p>0.0032839160069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00">
                <text:p>65000</text:p>
              </table:table-cell>
              <table:table-cell office:value-type="float" office:value="0.00231051462811441">
                <text:p>0.00231051462811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0.00193860007481156">
                <text:p>0.00193860007481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0.00164885625402949">
                <text:p>0.001648856254029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